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17124" officeooo:paragraph-rsid="00117124"/>
    </style:style>
    <style:style style:name="P2" style:family="paragraph" style:parent-style-name="Standard">
      <style:text-properties style:font-name="Verdana" fo:font-size="11pt" officeooo:rsid="00117124" officeooo:paragraph-rsid="00117124" style:font-size-asian="11pt" style:font-size-complex="11pt"/>
    </style:style>
    <style:style style:name="P3" style:family="paragraph" style:parent-style-name="Standard">
      <style:text-properties style:font-name="Verdana" fo:font-size="11pt" officeooo:rsid="0013482f" officeooo:paragraph-rsid="0013482f" style:font-size-asian="11pt" style:font-size-complex="11pt"/>
    </style:style>
    <style:style style:name="T1" style:family="text">
      <style:text-properties officeooo:rsid="0013482f"/>
    </style:style>
    <style:style style:name="T2" style:family="text">
      <style:text-properties officeooo:rsid="0013d0f5"/>
    </style:style>
    <style:style style:name="T3" style:family="text">
      <style:text-properties fo:color="#ce181e"/>
    </style:style>
    <style:style style:name="T4" style:family="text">
      <style:text-properties officeooo:rsid="0013ec90"/>
    </style:style>
    <style:style style:name="T5" style:family="text">
      <style:text-properties officeooo:rsid="001530a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30a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 Florimont</text:p>
      <text:p text:style-name="P1"/>
      <text:p text:style-name="P1">Exercice <text:span text:style-name="T2">4ème</text:span> : <text:span text:style-name="T2">GIMP – Texte le long d’un chemin</text:span></text:p>
      <text:p text:style-name="P1"/>
      <text:p text:style-name="P2">Suivre pas à pas les instructions ci-dessous pour réaliser une image dans laquelle le texte suit un chemin tracé.</text:p>
      <text:p text:style-name="P2"/>
      <text:p text:style-name="P2">1 – Télécharger l’image « arc-en-ciel.jpg » placée dans le cours Moodle</text:p>
      <text:p text:style-name="P2">2 – Ouvrir cette image téléchargée avec le logiciel GIMP</text:p>
      <text:p text:style-name="P2">3 – <text:span text:style-name="T7">Créer</text:span><text:span text:style-name="T6"> un chemin</text:span> de gauche à droite en suivant la courbe de l’arc-en-ciel et en commençant juste après le nuage. <text:span text:style-name="T5">(p34 P1.1)</text:span></text:p>
      <text:p text:style-name="P2">4 – Sélectionner l’onglet « Calques »</text:p>
      <text:p text:style-name="P2">5 – <text:span text:style-name="T6">Ecrire </text:span><text:span text:style-name="T7">un texte le long du chemin</text:span><text:span text:style-name="T5"> (p37, P1.4) </text:span>avec l’outils « Texte » la phrase : « <text:span text:style-name="T3">La vie est comme un arc-en-ciel. Il faut de la pluie et du soleil pour en voir les couleurs.</text:span> »</text:p>
      <text:p text:style-name="P2">6 – Sélectionn<text:span text:style-name="T1">er le texte puis choisir la police de caractère « Colibri » et la taille 40. Choisir la couleur foncée de votre choix.</text:span></text:p>
      <text:p text:style-name="P3">7 – <text:span text:style-name="T2">Faire un clic</text:span> droit sur la phrase et choisir l’option « Texte le long du chemin »</text:p>
      <text:p text:style-name="P3">8 – Créer un nouveau calque</text:p>
      <text:p text:style-name="P3">9 – Sélectionner ce nouveau calque et cliquer sur l’onglet « Chemin »</text:p>
      <text:p text:style-name="P3">10 – Dans l’onglet « Chemins » vous voyez 2 chemins. Sélectionner celui du haut.</text:p>
      <text:p text:style-name="P3">11 – Placer la flèche de la souris sur le chemin sélectionné et faire un clic droit dessus puis sélectionner l’option « Tracer un chemin »</text:p>
      <text:p text:style-name="P3">12 – Cliquer sur « Tracer » dans la fenêtre qui s’est ouverte.</text:p>
      <text:p text:style-name="P3">13 – Revenir sur l’onglet « C<text:span text:style-name="T4">al</text:span>ques »</text:p>
      <text:p text:style-name="P3">14 – Cliquer sur l’oeil pour le faire disparaître devant le calque de l’image puis celui du texte.</text:p>
      <text:p text:style-name="P3">15 – Cliquer sur « Fichier » puis « Exporter sous »</text:p>
      <text:p text:style-name="P3">16 – Ajoutez votre prénom au début du nom du fichier avant « arc-en-ciel » puis cliquez sur « Exporter ». Cliquer enfin sur « Exporter » dans la petite fenêtre qui s’est ouverte.</text:p>
      <text:p text:style-name="P3">17 – Remettre l’image exportée dans Moodle. Elle doit représenter la phrase dans la forme arrondie de l’arc-en-ci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4:43:39.002640077</meta:creation-date>
    <dc:date>2019-06-14T08:35:32.412155964</dc:date>
    <meta:editing-duration>PT53M45S</meta:editing-duration>
    <meta:editing-cycles>4</meta:editing-cycles>
    <meta:generator>LibreOffice/6.2.2.2$MacOSX_X86_64 LibreOffice_project/2b840030fec2aae0fd2658d8d4f9548af4e3518d</meta:generator>
    <meta:document-statistic meta:table-count="0" meta:image-count="0" meta:object-count="0" meta:page-count="1" meta:paragraph-count="20" meta:word-count="313" meta:character-count="1724" meta:non-whitespace-character-count="1413"/>
  </office:meta>
</office:document-meta>
</file>